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cm" table:align="margins"/>
    </style:style>
    <style:style style:name="Tabla1.A" style:family="table-column">
      <style:table-column-properties style:column-width="0.499cm" style:rel-column-width="2180*"/>
    </style:style>
    <style:style style:name="Tabla1.B" style:family="table-column">
      <style:table-column-properties style:column-width="6.001cm" style:rel-column-width="26217*"/>
    </style:style>
    <style:style style:name="Tabla1.C" style:family="table-column">
      <style:table-column-properties style:column-width="0.501cm" style:rel-column-width="2188*"/>
    </style:style>
    <style:style style:name="Tabla1.D" style:family="table-column">
      <style:table-column-properties style:column-width="1cm" style:rel-column-width="4369*"/>
    </style:style>
    <style:style style:name="Tabla1.G" style:family="table-column">
      <style:table-column-properties style:column-width="0.499cm" style:rel-column-width="2184*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3cm"/>
    </style:style>
    <style:style style:name="Tabla1.B3" style:family="table-cell">
      <style:table-cell-properties fo:padding="0.097cm" fo:border-left="none" fo:border-right="none" fo:border-top="0.5pt solid #000000" fo:border-bottom="none"/>
    </style:style>
    <style:style style:name="Tabla1.5" style:family="table-row">
      <style:table-row-properties style:min-row-height="1cm"/>
    </style:style>
    <style:style style:name="P1" style:family="paragraph" style:parent-style-name="Standard">
      <style:paragraph-properties fo:line-height="115%" fo:text-align="justify" style:justify-single-word="false"/>
      <style:text-properties style:font-name="FreeSans" fo:font-size="11pt" officeooo:rsid="0006c499" officeooo:paragraph-rsid="0006c499" style:font-size-asian="11pt" style:font-size-complex="11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FreeSans" fo:font-size="11pt" officeooo:rsid="0006c499" officeooo:paragraph-rsid="00114c31" style:font-size-asian="11pt" style:font-size-complex="11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FreeSans" fo:font-size="11pt" officeooo:rsid="0007f8c1" officeooo:paragraph-rsid="0007f8c1" style:font-size-asian="11pt" style:font-size-complex="11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FreeSans" fo:font-size="11pt" officeooo:rsid="0008054a" officeooo:paragraph-rsid="0008054a" style:font-size-asian="11pt" style:font-size-complex="11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FreeSans" fo:font-size="11pt" officeooo:rsid="00085caa" officeooo:paragraph-rsid="00085caa" style:font-size-asian="11pt" style:font-size-complex="11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FreeSans" fo:font-size="11pt" officeooo:rsid="000b6a57" officeooo:paragraph-rsid="000b6a57" style:font-size-asian="11pt" style:font-size-complex="11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FreeSans" fo:font-size="11pt" fo:letter-spacing="0.212cm" fo:font-weight="bold" officeooo:rsid="0007f8c1" officeooo:paragraph-rsid="0007f8c1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FreeSans" fo:font-size="11pt" fo:letter-spacing="0.212cm" fo:font-weight="bold" officeooo:rsid="0008054a" officeooo:paragraph-rsid="0008054a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FreeSans" fo:font-size="11pt" fo:letter-spacing="0.212cm" fo:font-weight="bold" officeooo:rsid="00085caa" officeooo:paragraph-rsid="00085caa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FreeSans" fo:font-size="11pt" fo:font-weight="normal" officeooo:rsid="0009b0f1" officeooo:paragraph-rsid="0009b0f1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0caf9c" officeooo:paragraph-rsid="000caf9c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0caf9c" officeooo:paragraph-rsid="000d6b32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0caf9c" officeooo:paragraph-rsid="000edf8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1pt" fo:letter-spacing="0.106cm" fo:font-weight="bold" officeooo:rsid="000caf9c" officeooo:paragraph-rsid="000caf9c" style:font-size-asian="11pt" style:font-weight-asian="bold" style:font-size-complex="11pt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font-name="FreeSans" fo:font-size="14pt" fo:font-weight="bold" officeooo:rsid="000edf80" officeooo:paragraph-rsid="000edf8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FreeSans" fo:font-size="11pt" style:text-underline-style="solid" style:text-underline-width="auto" style:text-underline-color="font-color" fo:font-weight="normal" officeooo:rsid="0006c499" officeooo:paragraph-rsid="0006c499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FreeSans" fo:font-size="11pt" fo:font-weight="normal" officeooo:rsid="0006c499" officeooo:paragraph-rsid="0006c49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FreeSans" fo:font-size="11pt" fo:font-weight="normal" officeooo:rsid="0007f8c1" officeooo:paragraph-rsid="0007f8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FreeSans" fo:font-size="11pt" fo:font-weight="normal" officeooo:rsid="0008054a" officeooo:paragraph-rsid="0008054a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FreeSans" fo:font-size="11pt" fo:font-weight="normal" officeooo:rsid="00085caa" officeooo:paragraph-rsid="0008054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FreeSans" fo:font-size="11pt" fo:font-weight="normal" officeooo:rsid="00085caa" officeooo:paragraph-rsid="00085ca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FreeSans" fo:font-size="11pt" fo:font-weight="normal" officeooo:rsid="000b6a57" officeooo:paragraph-rsid="000b6a57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style:paragraph-properties fo:line-height="115%" fo:text-align="justify" style:justify-single-word="false"/>
      <style:text-properties style:font-name="FreeSans" fo:font-size="11pt" fo:font-weight="normal" officeooo:rsid="000b6a57" officeooo:paragraph-rsid="000b6a57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FreeSans" fo:font-size="11pt" fo:font-weight="normal" officeooo:rsid="000caf9c" officeooo:paragraph-rsid="000b6a5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FreeSans" fo:font-size="11pt" fo:font-weight="bold" officeooo:rsid="0009b0f1" officeooo:paragraph-rsid="00085caa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5caa" style:font-weight-asian="bold" style:font-weight-complex="bold"/>
    </style:style>
    <style:style style:name="T3" style:family="text">
      <style:text-properties fo:font-weight="bold" officeooo:rsid="0009b0f1" style:font-weight-asian="bold" style:font-weight-complex="bold"/>
    </style:style>
    <style:style style:name="T4" style:family="text">
      <style:text-properties fo:font-weight="bold" officeooo:rsid="000f9766" style:font-weight-asian="bold" style:font-weight-complex="bold"/>
    </style:style>
    <style:style style:name="T5" style:family="text">
      <style:text-properties fo:font-weight="bold" officeooo:rsid="00114c3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5caa" style:font-weight-asian="normal" style:font-weight-complex="normal"/>
    </style:style>
    <style:style style:name="T8" style:family="text">
      <style:text-properties fo:font-weight="normal" officeooo:rsid="0009b0f1" style:font-weight-asian="normal" style:font-weight-complex="normal"/>
    </style:style>
    <style:style style:name="T9" style:family="text">
      <style:text-properties fo:font-weight="normal" officeooo:rsid="000caf9c" style:font-weight-asian="normal" style:font-weight-complex="normal"/>
    </style:style>
    <style:style style:name="T10" style:family="text">
      <style:text-properties fo:font-weight="normal" officeooo:rsid="00114c31" style:font-weight-asian="normal" style:font-weight-complex="normal"/>
    </style:style>
    <style:style style:name="T11" style:family="text">
      <style:text-properties fo:font-weight="normal" officeooo:rsid="0012e8fb" style:font-weight-asian="normal" style:font-weight-complex="normal"/>
    </style:style>
    <style:style style:name="T12" style:family="text">
      <style:text-properties officeooo:rsid="00114c31"/>
    </style:style>
    <style:style style:name="T13" style:family="text">
      <style:text-properties officeooo:rsid="00145981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ONTRATO DE COMPRA VENTA <text:span text:style-name="T13">SIMPLE</text:span></text:p>
      <text:p text:style-name="P1"/>
      <text:p text:style-name="P2">Contrato de compra venta que celebra por una parte el <text:span text:style-name="T12">sr. </text:span><text:span text:style-name="T5">SALDAÑA CARRANZA WILSER</text:span>, que en lo sucesivo se le denominara el <text:span text:style-name="T1">“EL VENDEDOR”</text:span>, y por la otra parte el <text:span text:style-name="T12">sr. </text:span><text:span text:style-name="T1">LOPEZ ZELADA JULIO CESAR, </text:span><text:span text:style-name="T6">que en lo sucesivo se le denominara </text:span><text:span text:style-name="T1">“EL COMPRADOR”</text:span><text:span text:style-name="T6">, ambas partes se sujetan a los siguientes:</text:span></text:p>
      <text:p text:style-name="P17"/>
      <text:p text:style-name="P18"/>
      <text:p text:style-name="P7">ANTECEDENTES</text:p>
      <text:p text:style-name="P19"/>
      <text:p text:style-name="P19"/>
      <text:p text:style-name="P3"><text:span text:style-name="T6">Materia de este contrato de compra venta es </text:span><text:span text:style-name="T4">LOTE DE TERRENO</text:span><text:span text:style-name="T6"> ubicado en (ubicación), con número de lote (número de lote), que mide (área del terreno).</text:span></text:p>
      <text:p text:style-name="P19"/>
      <text:p text:style-name="P19">Declara el vendedor que dicho lote cuentan con las siguientes medidas y colindancias:</text:p>
      <text:p text:style-name="P19"/>
      <text:p text:style-name="P19">Lote #:</text:p>
      <text:p text:style-name="P19"/>
      <text:p text:style-name="P20">PUNTO CARDINAL 1<text:tab/><text:tab/>EN (X METROS) COLINDA CON (LOTE O CALLE)</text:p>
      <text:p text:style-name="P20">PUNTO CARDINAL 2<text:tab/><text:tab/>EN (X METROS) COLINDA CON (LOTE O CALLE)</text:p>
      <text:p text:style-name="P20">PUNTO CARDINAL 3<text:tab/><text:tab/>EN (X METROS) COLINDA CON (LOTE O CALLE)</text:p>
      <text:p text:style-name="P20">PUNTO CARDINAL 4<text:tab/><text:tab/>EN (X METROS) COLINDA CON (LOTE O CALLE)</text:p>
      <text:p text:style-name="P20"/>
      <text:p text:style-name="P20"/>
      <text:p text:style-name="P8">DECLARACIONES</text:p>
      <text:p text:style-name="P20"/>
      <text:p text:style-name="P20"/>
      <text:p text:style-name="P4"><text:span text:style-name="T1">DECLARA EL VENDEDOR:</text:span><text:span text:style-name="T6"> Ser el poseedor de los lotes (número de lote) desde (FECHA), y que cuenta con los siguientes generales:</text:span></text:p>
      <text:p text:style-name="P20"/>
      <text:p text:style-name="P20">Ser originario de (DIRECCIÓN DE DOMICILIO), quien se identifica (IDENTIFICACIÓN OFICIAL No. xxxxx).</text:p>
      <text:p text:style-name="P20"/>
      <text:p text:style-name="P4"><text:span text:style-name="T1">DECLARA EL COMPRADOR:</text:span><text:span text:style-name="T6"> Que acepta a su entera satisfacción el lote que ampara este contrato de compraventa y que a continuación declara sus generales.</text:span></text:p>
      <text:p text:style-name="P20"/>
      <text:p text:style-name="P4"><text:span text:style-name="T6">Que es originario de </text:span><text:span text:style-name="T7">la ciudad de </text:span><text:span text:style-name="T2">AMAZONAS</text:span><text:span text:style-name="T7">, de ocupación </text:span><text:span text:style-name="T2">ESTUDIANTE,</text:span><text:span text:style-name="T7"> con domicilio en </text:span><text:span text:style-name="T2">LIMA, LIMA, SAN MARTÍN DE PORRES, AV. SAN DIEGO DE ALCALA MZ. L – LT. 1 DPTO. 502 EDIFICIO H, </text:span><text:span text:style-name="T7">quien se identifica con DNI N.º 74431534.</text:span></text:p>
      <text:p text:style-name="P21"/>
      <text:p text:style-name="P21"/>
      <text:p text:style-name="P9">CLÁUSULAS</text:p>
      <text:p text:style-name="P22"/>
      <text:p text:style-name="P22"/>
      <text:p text:style-name="P5"><text:span text:style-name="T1">PRIMERA.-</text:span><text:span text:style-name="T6"> Declara el vendedor que estando en pleno uso de sus facultades y por así convenir a sus intereses personales dar en venta el lote (No. lote) que ampara en este contrato de compra venta </text:span><text:span text:style-name="T8">a</text:span><text:span text:style-name="T10">l </text:span><text:span text:style-name="T3">COMPRADOR.</text:span></text:p>
      <text:p text:style-name="P26"/>
      <text:p text:style-name="P10"><text:span text:style-name="T1">SEGUNDA.-</text:span> Declara el <text:span text:style-name="T1">VENDEDOR</text:span> que dicha operación de compra venta que ampara a este lote es por la cantidad de: <text:span text:style-name="T1">S/. 20 000 (VEINTE-MIL SOLES)</text:span>, que será pagada en un solo monto por medio de una transferencia interbancaria, se adjunta una copia del comprobante de la transferencia como prueba.</text:p>
      <text:p text:style-name="P26"/>
      <text:p text:style-name="P6"><text:span text:style-name="T3">T</text:span><text:span text:style-name="T1">ERCERA.- </text:span><text:span text:style-name="T6">Declara el </text:span><text:span text:style-name="T1">VENDEDOR</text:span><text:span text:style-name="T6"> (Condiciones del lote)</text:span></text:p>
      <text:p text:style-name="P23"/>
      <text:p text:style-name="P6"><text:soft-page-break/><text:span text:style-name="T1">CUARTA.-</text:span><text:span text:style-name="T6"> Declara el </text:span><text:span text:style-name="T1">VENDEDOR</text:span><text:span text:style-name="T6"> que hará entrega de los documentos </text:span><text:span text:style-name="T11">o facilitara el tramite de los mismo en caso de no tenerlos en su poder, </text:span><text:span text:style-name="T6">que amparan al </text:span><text:span text:style-name="T1">COMPRADOR</text:span><text:span text:style-name="T6">, como nuevo propietario del lote materia de este contrato.</text:span></text:p>
      <text:list xml:id="list2590470193" text:style-name="L1">
        <text:list-item>
          <text:p text:style-name="P24">Documento 1</text:p>
        </text:list-item>
        <text:list-item>
          <text:p text:style-name="P24">Documento 1</text:p>
        </text:list-item>
      </text:list>
      <text:p text:style-name="P23"/>
      <text:p text:style-name="P6"><text:span text:style-name="T1">QUINTA.-</text:span><text:span text:style-name="T6"> Declara el </text:span><text:span text:style-name="T1">COMPRADOR</text:span><text:span text:style-name="T6"> que recibe los lotes en mención a su entera satisfacción tal y como está.</text:span></text:p>
      <text:p text:style-name="P23"/>
      <text:p text:style-name="P6"><text:span text:style-name="T1">SEXTA.-</text:span><text:span text:style-name="T6"> Declaran ambas partes,</text:span><text:span text:style-name="T1">VENDEDOR</text:span><text:span text:style-name="T6"> y </text:span><text:span text:style-name="T1">COMPRADOR</text:span><text:span text:style-name="T6">, que no existe </text:span><text:span text:style-name="T1">DOLO, MALA FE, ERROR ALGUNO QUE PUEDA INVALIDAR DICHA OPERACIÓN.</text:span></text:p>
      <text:p text:style-name="P23"/>
      <text:p text:style-name="P6"><text:span text:style-name="T6">Leído que fue este contrato de compra y venta y estando de acuerdo las partes que en él intervienen, lo firman en (Dirección) el día </text:span><text:span text:style-name="T5">24 DE MARZO DEL 2022</text:span><text:span text:style-name="T10"> </text:span><text:span text:style-name="T9">estampando sus firmas, así como las de dos testigos por ambas partes al calce.</text:span></text:p>
      <text:p text:style-name="P25"/>
      <text:p text:style-name="P25"/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A"/>
        <table:table-column table:style-name="Tabla1.B"/>
        <table:table-column table:style-name="Tabla1.G"/>
        <table:table-row table:style-name="TableLine94552509773120">
          <table:table-cell table:style-name="Tabla1.A1" table:number-columns-spanned="3" office:value-type="string">
            <text:p text:style-name="P15">VENDEDOR </text:p>
          </table:table-cell>
          <table:covered-table-cell/>
          <table:covered-table-cell/>
          <table:table-cell table:style-name="Tabla1.A1" table:number-rows-spanned="9" office:value-type="string">
            <text:p text:style-name="P15"/>
          </table:table-cell>
          <table:table-cell table:style-name="Tabla1.A1" table:number-columns-spanned="3" office:value-type="string">
            <text:p text:style-name="P15">COMPRADOR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4"/>
          </table:table-cell>
          <table:covered-table-cell/>
          <table:covered-table-cell/>
          <table:covered-table-cell table:style-name="Tabla1.A1"/>
          <table:table-cell table:style-name="Tabla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Line94552509859552">
          <table:table-cell table:style-name="Tabla1.A1" office:value-type="string">
            <text:p text:style-name="P11"/>
          </table:table-cell>
          <table:table-cell table:style-name="Tabla1.B3" office:value-type="string">
            <text:p text:style-name="P12">Wilser Saldaña Carranza</text:p>
          </table:table-cell>
          <table:table-cell table:style-name="Tabla1.A1" office:value-type="string">
            <text:p text:style-name="P11"/>
          </table:table-cell>
          <table:covered-table-cell table:style-name="Tabla1.A1"/>
          <table:table-cell table:style-name="Tabla1.A1" office:value-type="string">
            <text:p text:style-name="P11"/>
          </table:table-cell>
          <table:table-cell table:style-name="Tabla1.B3" office:value-type="string">
            <text:p text:style-name="P13">Julio César López Zelada</text:p>
          </table:table-cell>
          <table:table-cell table:style-name="Tabla1.A1" office:value-type="string">
            <text:p text:style-name="P11"/>
          </table:table-cell>
        </table:table-row>
        <table:table-row table:style-name="TableLine94552509863824">
          <table:table-cell table:style-name="Tabla1.A1" table:number-columns-spanned="3" office:value-type="string">
            <text:p text:style-name="P11">DNI </text:p>
          </table:table-cell>
          <table:covered-table-cell/>
          <table:covered-table-cell/>
          <table:covered-table-cell table:style-name="Tabla1.A1"/>
          <table:table-cell table:style-name="Tabla1.A1" table:number-columns-spanned="3" office:value-type="string">
            <text:p text:style-name="P11">DNI 74431534</text:p>
          </table:table-cell>
          <table:covered-table-cell/>
          <table:covered-table-cell/>
        </table:table-row>
        <table:table-row table:style-name="Tabla1.5">
          <table:table-cell table:style-name="Tabla1.A1" table:number-columns-spanned="3" office:value-type="string">
            <text:p text:style-name="P14"/>
          </table:table-cell>
          <table:covered-table-cell/>
          <table:covered-table-cell/>
          <table:covered-table-cell table:style-name="Tabla1.A1"/>
          <table:table-cell table:style-name="Tabla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Line94552509866912">
          <table:table-cell table:style-name="Tabla1.A1" table:number-columns-spanned="3" office:value-type="string">
            <text:p text:style-name="P15">TESTIGO</text:p>
          </table:table-cell>
          <table:covered-table-cell/>
          <table:covered-table-cell/>
          <table:covered-table-cell table:style-name="Tabla1.A1"/>
          <table:table-cell table:style-name="Tabla1.A1" table:number-columns-spanned="3" office:value-type="string">
            <text:p text:style-name="P15">TESTIGO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4"/>
          </table:table-cell>
          <table:covered-table-cell/>
          <table:covered-table-cell/>
          <table:covered-table-cell table:style-name="Tabla1.A1"/>
          <table:table-cell table:style-name="Tabla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Line94552509869872">
          <table:table-cell table:style-name="Tabla1.A1" office:value-type="string">
            <text:p text:style-name="P11"/>
          </table:table-cell>
          <table:table-cell table:style-name="Tabla1.B3" office:value-type="string">
            <text:p text:style-name="P13">Nombre del testigo</text:p>
          </table:table-cell>
          <table:table-cell table:style-name="Tabla1.A1" office:value-type="string">
            <text:p text:style-name="P11"/>
          </table:table-cell>
          <table:covered-table-cell table:style-name="Tabla1.A1"/>
          <table:table-cell table:style-name="Tabla1.A1" office:value-type="string">
            <text:p text:style-name="P11"/>
          </table:table-cell>
          <table:table-cell table:style-name="Tabla1.B3" office:value-type="string">
            <text:p text:style-name="P13">Nombre del testigo</text:p>
          </table:table-cell>
          <table:table-cell table:style-name="Tabla1.A1" office:value-type="string">
            <text:p text:style-name="P11"/>
          </table:table-cell>
        </table:table-row>
        <table:table-row table:style-name="TableLine94552509872000">
          <table:table-cell table:style-name="Tabla1.A1" table:number-columns-spanned="3" office:value-type="string">
            <text:p text:style-name="P11">DNI</text:p>
          </table:table-cell>
          <table:covered-table-cell/>
          <table:covered-table-cell/>
          <table:covered-table-cell table:style-name="Tabla1.A1"/>
          <table:table-cell table:style-name="Tabla1.A1" table:number-columns-spanned="3" office:value-type="string">
            <text:p text:style-name="P11">DNI</text:p>
          </table:table-cell>
          <table:covered-table-cell/>
          <table:covered-table-cell/>
        </table:table-row>
        <table:table-row table:style-name="TableLine94552509873472">
          <table:table-cell table:style-name="Tabla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1:07:13.309080487</meta:creation-date>
    <dc:date>2022-03-24T10:40:38.432756871</dc:date>
    <meta:editing-duration>PT17M54S</meta:editing-duration>
    <meta:editing-cycles>7</meta:editing-cycles>
    <meta:generator>LibreOffice/7.3.1.3$Linux_X86_64 LibreOffice_project/eead5aec017556e2cdbf9dfff06537ec58969b73</meta:generator>
    <meta:document-statistic meta:table-count="1" meta:image-count="0" meta:object-count="0" meta:page-count="2" meta:paragraph-count="37" meta:word-count="482" meta:character-count="2811" meta:non-whitespace-character-count="2361"/>
  </office:meta>
</office:document-meta>
</file>